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07_08-26-14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2467 E-139-34-49.324951</text:p>
          </table:table-cell>
          <table:table-cell table:style-name="ce35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07_09-02-02_000.jpg</text:p>
          </table:table-cell>
          <table:table-cell table:style-name="ce19" office:value-type="string">
            <text:p>:m 東和 PHOTO / 210206sa / 根岸駅＋バス / 国際埠頭㈱第２貯炭場 / １名 / 川本工業（三井住友建設） / 日報</text:p>
          </table:table-cell>
          <table:table-cell table:style-name="ce4"/>
          <table:table-cell table:style-name="ce4"/>
          <table:table-cell table:style-name="ce4" office:value-type="string">
            <text:p>N-35-35-28.710937 E-139-34-49.215087</text:p>
          </table:table-cell>
          <table:table-cell table:style-name="ce35" table:formula="of:=IF([.E3]=&quot;&quot;;[.C3];CONCATENATE([.C3];&quot; / &quot;;[.E3]))" office:value-type="string" office:string-value=":m 東和 PHOTO / 210206sa / 根岸駅＋バス / 国際埠頭㈱第２貯炭場 / １名 / 川本工業（三井住友建設） / 日報">
            <text:p>:m 東和 PHOTO / 210206sa / 根岸駅＋バス / 国際埠頭㈱第２貯炭場 / １名 / 川本工業（三井住友建設） / 日報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07_11-51-01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5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07_14-25-24_000.jpg</text:p>
          </table:table-cell>
          <table:table-cell table:style-name="ce20" office:value-type="string">
            <text:p>:m :th / 光と影があるから、人は、それを愛することができる；光だけだと、人は、死にたくなる；東和で受けているこの仕事；仕度をしていて</text:p>
          </table:table-cell>
          <table:table-cell table:style-name="ce19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5" table:formula="of:=IF([.E5]=&quot;&quot;;[.C5];CONCATENATE([.C5];&quot; / &quot;;[.E5]))" office:value-type="string" office:string-value=":m :th / 光と影があるから、人は、それを愛することができる；光だけだと、人は、死にたくなる；東和で受けているこの仕事；仕度をしていて">
            <text:p>:m :th / 光と影があるから、人は、それを愛することができる；光だけだと、人は、死にたくなる；東和で受けているこの仕事；仕度をしていて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07_14-25-49_000.jpg</text:p>
          </table:table-cell>
          <table:table-cell table:style-name="ce19" office:value-type="string">
            <text:p>:m 1*1 RES / JVEMV6 64#85_7 / 『トピカ』 著者=アリストテレス、宮内璋 / p.31 / w:~,topic:同名異義的 / N~</text:p>
          </table:table-cell>
          <table:table-cell table:style-name="ce19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5" table:formula="of:=IF([.E6]=&quot;&quot;;[.C6];CONCATENATE([.C6];&quot; / &quot;;[.E6]))" office:value-type="string" office:string-value=":m 1*1 RES / JVEMV6 64#85_7 / 『トピカ』 著者=アリストテレス、宮内璋 / p.31 / w:~,topic:同名異義的 / N~">
            <text:p>:m 1*1 RES / JVEMV6 64#85_7 / 『トピカ』 著者=アリストテレス、宮内璋 / p.31 / w:~,topic:同名異義的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07_14-26-32_000.jpg</text:p>
          </table:table-cell>
          <table:table-cell table:style-name="ce19" office:value-type="string">
            <text:p>:m :クラリネット,clarinet 1*1 / session-memo / s.1:score+,content=~,key=C,for=quarter-notes ||| :m :尺八,shakuhachi,bamboo 1*1 / session-memo / s.1:genr=習作,score+,content=~,key=~,for=oc-2:h-1,other=traditional-melody-like,tips+ ||| :m :篠笛,shinobue 1*1 / session-memo / s.1:genr=f-N:relay-21,for=~,score+,memo~,key=h-6(G),R=~,other=write-out:0205-1831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5" table:formula="of:=IF([.E7]=&quot;&quot;;[.C7];CONCATENATE([.C7];&quot; / &quot;;[.E7]))" office:value-type="string" office:string-value=":m :クラリネット,clarinet 1*1 / session-memo / s.1:score+,content=~,key=C,for=quarter-notes ||| :m :尺八,shakuhachi,bamboo 1*1 / session-memo / s.1:genr=習作,score+,content=~,key=~,for=oc-2:h-1,other=traditional-melody-like,tips+ ||| :m :篠笛,shinobue 1*1 / session-memo / s.1:genr=f-N:relay-21,for=~,score+,memo~,key=h-6(G),R=~,other=write-out:0205-1831">
            <text:p>:m :クラリネット,clarinet 1*1 / session-memo / s.1:score+,content=~,key=C,for=quarter-notes ||| :m :尺八,shakuhachi,bamboo 1*1 / session-memo / s.1:genr=習作,score+,content=~,key=~,for=oc-2:h-1,other=traditional-melody-like,tips+ ||| :m :篠笛,shinobue 1*1 / session-memo / s.1:genr=f-N:relay-21,for=~,score+,memo~,key=h-6(G),R=~,other=write-out:0205-183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07_15-15-32_000.jpg</text:p>
          </table:table-cell>
          <table:table-cell table:style-name="ce19" office:value-type="string">
            <text:p>:m 東和 PHOTO / 210206sa / 根岸駅＋バス / 国際埠頭㈱第２貯炭場 / １名 / 川本工業（三井住友建設） / 日誌</text:p>
          </table:table-cell>
          <table:table-cell table:style-name="ce19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5" table:formula="of:=IF([.E8]=&quot;&quot;;[.C8];CONCATENATE([.C8];&quot; / &quot;;[.E8]))" office:value-type="string" office:string-value=":m 東和 PHOTO / 210206sa / 根岸駅＋バス / 国際埠頭㈱第２貯炭場 / １名 / 川本工業（三井住友建設） / 日誌">
            <text:p>:m 東和 PHOTO / 210206sa / 根岸駅＋バス / 国際埠頭㈱第２貯炭場 / １名 / 川本工業（三井住友建設） / 日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07_16-22-05_000.jpg</text:p>
          </table:table-cell>
          <table:table-cell table:style-name="ce19" office:value-type="string">
            <text:p>:m 1*1 RES / JVEMV6 64#85_8 / 『トピカ』 著者=アリストテレス、宮内璋 / p.32 / w:~,topic:同名異義的 / N~</text:p>
          </table:table-cell>
          <table:table-cell table:style-name="ce18"/>
          <table:table-cell table:style-name="ce4"/>
          <table:table-cell table:style-name="ce4" office:value-type="string">
            <text:p>N-35-35-28.642272 E-139-34-49.215087</text:p>
          </table:table-cell>
          <table:table-cell table:style-name="ce35" table:formula="of:=IF([.E9]=&quot;&quot;;[.C9];CONCATENATE([.C9];&quot; / &quot;;[.E9]))" office:value-type="string" office:string-value=":m 1*1 RES / JVEMV6 64#85_8 / 『トピカ』 著者=アリストテレス、宮内璋 / p.32 / w:~,topic:同名異義的 / N~">
            <text:p>:m 1*1 RES / JVEMV6 64#85_8 / 『トピカ』 著者=アリストテレス、宮内璋 / p.32 / w:~,topic:同名異義的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07_16-56-41_000.jpg</text:p>
          </table:table-cell>
          <table:table-cell table:style-name="ce19" office:value-type="string">
            <text:p>:bookmemo 1*1 / ページメモ / 『スーパー図解　痛風・高尿酸血症』 / 著者=細谷龍男 / session-?? / p.20~ / w=アラントイン；尿酸プール；糸球体；プリン体</text:p>
          </table:table-cell>
          <table:table-cell table:style-name="ce19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5" table:formula="of:=IF([.E10]=&quot;&quot;;[.C10];CONCATENATE([.C10];&quot; / &quot;;[.E10]))" office:value-type="string" office:string-value=":bookmemo 1*1 / ページメモ / 『スーパー図解　痛風・高尿酸血症』 / 著者=細谷龍男 / session-?? / p.20~ / w=アラントイン；尿酸プール；糸球体；プリン体">
            <text:p>:bookmemo 1*1 / ページメモ / 『スーパー図解　痛風・高尿酸血症』 / 著者=細谷龍男 / session-?? / p.20~ / w=アラントイン；尿酸プール；糸球体；プリン体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07_17-26-08_000.jpg</text:p>
          </table:table-cell>
          <table:table-cell table:style-name="ce19" office:value-type="string">
            <text:p>:bookmemo 1*1 / ページメモ / 『日本人とユダヤ人　山本七平ライブラリー　１３』 / 著者=山本七平 / session-?? / p.312~ / w=崇峻天皇；聖徳太子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5" table:formula="of:=IF([.E11]=&quot;&quot;;[.C11];CONCATENATE([.C11];&quot; / &quot;;[.E11]))" office:value-type="string" office:string-value=":bookmemo 1*1 / ページメモ / 『日本人とユダヤ人　山本七平ライブラリー　１３』 / 著者=山本七平 / session-?? / p.312~ / w=崇峻天皇；聖徳太子">
            <text:p>:bookmemo 1*1 / ページメモ / 『日本人とユダヤ人　山本七平ライブラリー　１３』 / 著者=山本七平 / session-?? / p.312~ / w=崇峻天皇；聖徳太子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07_17-56-41_000.jpg</text:p>
          </table:table-cell>
          <table:table-cell table:style-name="ce17" office:value-type="string">
            <text:p>:PHOTO 記録 / 経過記録；作ったもの / food=焼酎漬け / material=生姜：２パック；liquor=麦焼酎：600ml,time=210207,container=big-tall-jar-at-kitchen / type=~,other=~,id=2021-02-07_17-56-41_000.jpg</text:p>
          </table:table-cell>
          <table:table-cell table:style-name="ce20"/>
          <table:table-cell table:style-name="ce4"/>
          <table:table-cell table:style-name="ce4" office:value-type="string">
            <text:p>N-35-35-25.70343 E-139-34-53.884277</text:p>
          </table:table-cell>
          <table:table-cell table:style-name="ce35" table:formula="of:=IF([.E12]=&quot;&quot;;[.C12];CONCATENATE([.C12];&quot; / &quot;;[.E12]))" office:value-type="string" office:string-value=":PHOTO 記録 / 経過記録；作ったもの / food=焼酎漬け / material=生姜：２パック；liquor=麦焼酎：600ml,time=210207,container=big-tall-jar-at-kitchen / type=~,other=~,id=2021-02-07_17-56-41_000.jpg">
            <text:p>:PHOTO 記録 / 経過記録；作ったもの / food=焼酎漬け / material=生姜：２パック；liquor=麦焼酎：600ml,time=210207,container=big-tall-jar-at-kitchen / type=~,other=~,id=2021-02-07_17-56-41_000.jpg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2-07_20-31-22_000.jpg</text:p>
          </table:table-cell>
          <table:table-cell table:style-name="ce19" office:value-type="string">
            <text:p>:m :尺八,shakuhachi,bamboo 1*1 / session-memo / s.1:genr=習作,score+,content=~,key=~,for=warm-up,other=~,tips~ \\\ s.2:score+genr=seq,key=D ||| :m :篠笛,shinobue 1*1 / session-memo / s.1:genr=seq-N,R=1,score=+,for=表情を付ける：by-強弱</text:p>
          </table:table-cell>
          <table:table-cell table:style-name="ce18"/>
          <table:table-cell table:style-name="ce4"/>
          <table:table-cell table:style-name="ce4" office:value-type="string">
            <text:p>N-35-35-28.765869 E-139-34-49.324951</text:p>
          </table:table-cell>
          <table:table-cell table:style-name="ce35" table:formula="of:=IF([.E13]=&quot;&quot;;[.C13];CONCATENATE([.C13];&quot; / &quot;;[.E13]))" office:value-type="string" office:string-value=":m :尺八,shakuhachi,bamboo 1*1 / session-memo / s.1:genr=習作,score+,content=~,key=~,for=warm-up,other=~,tips~ \\\ s.2:score+genr=seq,key=D ||| :m :篠笛,shinobue 1*1 / session-memo / s.1:genr=seq-N,R=1,score=+,for=表情を付ける：by-強弱">
            <text:p>:m :尺八,shakuhachi,bamboo 1*1 / session-memo / s.1:genr=習作,score+,content=~,key=~,for=warm-up,other=~,tips~ \\\ s.2:score+genr=seq,key=D ||| :m :篠笛,shinobue 1*1 / session-memo / s.1:genr=seq-N,R=1,score=+,for=表情を付ける：by-強弱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2-08_01-18-45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5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2-08_03-43-03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5" table:formula="of:=IF([.E15]=&quot;&quot;;[.C15];CONCATENATE([.C15];&quot; / &quot;;[.E15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2-08_07-54-09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5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07_19-10-26_000.mp4</text:p>
          </table:table-cell>
          <table:table-cell table:style-name="ce8" office:value-type="string">
            <text:p>:VIDEO / @自室 / 記録 / jap.flute / 演奏、play / f-2021-0207-1 / genr=seq-N,R=1,score=+,for=表情を付ける：by-強弱</text:p>
          </table:table-cell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VIDEO / @自室 / 記録 / jap.flute / 演奏、play / f-2021-0207-1 / genr=seq-N,R=1,score=+,for=表情を付ける：by-強弱">
            <text:p>:VIDEO / @自室 / 記録 / jap.flute / 演奏、play / f-2021-0207-1 / genr=seq-N,R=1,score=+,for=表情を付ける：by-強弱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8">2021/02/08</text:date>, <text:time>11:44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08T11:44:25.95</dc:date>
    <dc:creator>iwabuchi ken</dc:creator>
    <meta:editing-duration>P31DT51M47S</meta:editing-duration>
    <meta:editing-cycles>11584</meta:editing-cycles>
    <meta:document-statistic meta:table-count="1" meta:cell-count="468" meta:object-count="0"/>
  </office:meta>
</office:document-meta>
</file>